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6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5ac6b" officeooo:paragraph-rsid="0015ac6b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paragraph-rsid="00159d27" style:font-size-asian="14pt" style:font-size-complex="14pt"/>
    </style:style>
    <style:style style:name="P8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9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10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11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13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14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rsid="001b72e3" officeooo:paragraph-rsid="001b72e3" style:font-size-asian="14pt" style:font-size-complex="14pt"/>
    </style:style>
    <style:style style:name="P15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T1" style:family="text">
      <style:text-properties fo:language="uk" fo:country="UA"/>
    </style:style>
    <style:style style:name="T2" style:family="text">
      <style:text-properties officeooo:rsid="00161496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159d27" style:font-size-asian="14pt" style:font-size-complex="14pt"/>
    </style:style>
    <style:style style:name="T6" style:family="text">
      <style:text-properties fo:font-size="14pt" fo:language="uk" fo:country="UA" officeooo:rsid="0015ac6b" style:font-size-asian="14pt" style:font-size-complex="14pt"/>
    </style:style>
    <style:style style:name="T7" style:family="text">
      <style:text-properties fo:font-size="14pt" fo:language="uk" fo:country="UA" officeooo:rsid="0016864d" style:font-size-asian="14pt" style:font-size-complex="14pt"/>
    </style:style>
    <style:style style:name="T8" style:family="text">
      <style:text-properties fo:font-size="14pt" fo:language="uk" fo:country="UA" officeooo:rsid="001b72e3" style:font-size-asian="14pt" style:font-size-complex="14pt"/>
    </style:style>
    <style:style style:name="T9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8pt" fo:language="uk" fo:country="UA" style:font-size-asian="8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bold" officeooo:rsid="001b72e3" style:font-size-asian="22pt" style:font-weight-asian="bold" style:font-size-complex="22pt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68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3"><text:span text:style-name="T3">МІНІСТЕРСТВО ОСВІТИ І НАУКИ УКРАЇНИ</text:span><text:span text:style-name="T3"/></text:p>
      <text:p text:style-name="P9" loext:marker-style-name="T3"><text:span text:style-name="T3">Харківський національний університет імені В.Н. Каразіна</text:span><text:span text:style-name="T3"/></text:p>
      <text:p text:style-name="P10" loext:marker-style-name="T3"><text:span text:style-name="T3">Навчально-науковий інститут комп’ютерних наук та штучного інтелекту</text:span></text:p>
      <text:p text:style-name="P10" loext:marker-style-name="T3"><text:span text:style-name="T3"/></text:p>
      <text:p text:style-name="P12" loext:marker-style-name="T11"/>
      <text:p text:style-name="P12" loext:marker-style-name="T11"/>
      <text:p text:style-name="P12" loext:marker-style-name="T11"/>
      <text:p text:style-name="P12" loext:marker-style-name="T11"/>
      <text:p text:style-name="P12" loext:marker-style-name="T11"/>
      <text:p text:style-name="P12" loext:marker-style-name="T11"/>
      <text:p text:style-name="P12" loext:marker-style-name="T11"/>
      <text:p text:style-name="P12" loext:marker-style-name="T11"/>
      <text:p text:style-name="P12" loext:marker-style-name="T11"/>
      <text:p text:style-name="P12" loext:marker-style-name="T11"/>
      <text:h text:style-name="Heading_20_1" text:outline-level="1" loext:marker-style-name="T12"><text:span text:style-name="T12">ПРАКТИЧНА РОБОТА №</text:span></text:h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5" loext:marker-style-name="T9"><text:span text:style-name="T4"/></text:p>
      <text:p text:style-name="P15" loext:marker-style-name="T9"><text:span text:style-name="T4"/></text:p>
      <text:p text:style-name="P15" loext:marker-style-name="T9"><text:span text:style-name="T4"/></text:p>
      <text:p text:style-name="P15" loext:marker-style-name="T9"><text:span text:style-name="T4"/></text:p>
      <text:p text:style-name="P15" loext:marker-style-name="T9"><text:span text:style-name="T4"/></text:p>
      <text:p text:style-name="P15" loext:marker-style-name="T9"><text:span text:style-name="T4"/></text:p>
      <text:p text:style-name="P15" loext:marker-style-name="T9"><text:span text:style-name="T4"/></text:p>
      <text:p text:style-name="P3"><text:span text:style-name="T4">Виконав: студент </text:span><text:span text:style-name="T5">2</text:span><text:span text:style-name="T4"> курсу групи </text:span><text:span text:style-name="T5">КС22</text:span></text:p>
      <text:p text:style-name="P4"><text:span text:style-name="T4">Спеціальності 12</text:span><text:span text:style-name="T6">2</text:span><text:span text:style-name="T4"> «Комп’ютерні науки» </text:span></text:p>
      <text:p text:style-name="P6">П.І.Б.</text:p>
      <text:p text:style-name="P5"><text:span text:style-name="T4">Прийняв: <text:s/></text:span><text:span text:style-name="T8">викладач</text:span></text:p>
      <text:p text:style-name="P14"><text:span text:style-name="T15">О</text:span><text:span text:style-name="T14">лешко О.І.</text:span></text:p>
      <text:p text:style-name="P7"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language="uk" fo:country="UA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61496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tab/><text:span text:style-name="MT2">ПІБ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0</meta:editing-cycles>
    <meta:creation-date>2023-09-02T09:09:00</meta:creation-date>
    <dc:date>2024-09-26T15:05:00.871954359</dc:date>
    <meta:editing-duration>PT1H44M58S</meta:editing-duration>
    <meta:generator>LibreOffice/24.2.5.2$Linux_X86_64 LibreOffice_project/420$Build-2</meta:generator>
    <meta:document-statistic meta:table-count="0" meta:image-count="0" meta:object-count="0" meta:page-count="2" meta:paragraph-count="12" meta:word-count="43" meta:character-count="320" meta:non-whitespace-character-count="286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